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28cm"/>
    </style:style>
    <style:style style:name="gr3" style:family="graphic" style:parent-style-name="standard">
      <style:graphic-properties draw:fill-color="#ffff66" draw:textarea-vertical-align="middle"/>
    </style:style>
    <style:style style:name="gr4" style:family="graphic" style:parent-style-name="standard">
      <style:graphic-properties draw:fill-color="#ff950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99cm"/>
    </style:style>
    <style:style style:name="gr6" style:family="graphic" style:parent-style-name="standard">
      <style:graphic-properties draw:fill-color="#7e0021" draw:textarea-vertical-align="middle"/>
    </style:style>
    <style:style style:name="gr7" style:family="graphic" style:parent-style-name="standard">
      <style:graphic-properties draw:fill-color="#ff99ff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52cm"/>
    </style:style>
    <style:style style:name="gr9" style:family="graphic" style:parent-style-name="standard">
      <style:graphic-properties draw:fill-color="#00cc00" draw:textarea-vertical-align="middle"/>
    </style:style>
    <style:style style:name="gr10" style:family="graphic" style:parent-style-name="standard">
      <style:graphic-properties draw:fill-color="#ccff00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98cm"/>
    </style:style>
    <style:style style:name="gr12" style:family="graphic" style:parent-style-name="standard">
      <style:graphic-properties draw:stroke="none" svg:stroke-color="#000000" draw:fill="none" draw:fill-color="#ffffff" fo:min-height="0.637cm"/>
    </style:style>
    <style:style style:name="gr1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fill-color="#0066cc" draw:textarea-vertical-align="middle"/>
    </style:style>
    <style:style style:name="gr15" style:family="graphic" style:parent-style-name="standard">
      <style:graphic-properties draw:fill-color="#ffffcc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dash" draw:stroke-dash="Ultrafine_20_Dashed" draw:fill-color="#eeeeee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stroke="dash" draw:stroke-dash="Ultrafine_20_Dashed" svg:stroke-width="0.028cm" draw:marker-start-width="0.242cm" draw:marker-end="Symmetric_20_Arrow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fill-color="#1c1c1c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draw:stroke="dash" draw:stroke-dash="Ultrafine_20_Dashed" draw:marker-end="Symmetric_20_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489cm"/>
    </style:style>
    <style:style style:name="gr23" style:family="graphic" style:parent-style-name="objectwithoutfill">
      <style:graphic-properties draw:stroke="dash" draw:stroke-dash="Ultra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draw:stroke="none" svg:stroke-color="#000000" draw:fill="none" draw:fill-color="#ffffff" fo:min-height="0.286cm"/>
    </style:style>
    <style:style style:name="gr25" style:family="graphic" style:parent-style-name="standard">
      <style:graphic-properties draw:stroke="none" svg:stroke-color="#000000" draw:fill="none" draw:fill-color="#ffffff" fo:min-height="0.358cm"/>
    </style:style>
    <style:style style:name="gr26" style:family="graphic" style:parent-style-name="standard">
      <style:graphic-properties draw:stroke="none" svg:stroke-color="#000000" draw:fill="none" draw:fill-color="#ffffff" fo:min-height="0.505cm"/>
    </style:style>
    <style:style style:name="gr27" style:family="graphic" style:parent-style-name="standard">
      <style:graphic-properties draw:stroke="none" svg:stroke-color="#000000" draw:fill="none" draw:fill-color="#ffffff" fo:min-height="0.645cm"/>
    </style:style>
    <style:style style:name="gr28" style:family="graphic" style:parent-style-name="standard">
      <style:graphic-properties draw:stroke="none" svg:stroke-color="#000000" draw:fill="none" draw:fill-color="#ffffff" fo:min-height="0.461cm"/>
    </style:style>
    <style:style style:name="gr29" style:family="graphic" style:parent-style-name="standard">
      <style:graphic-properties draw:stroke="none" svg:stroke-color="#000000" draw:fill="none" draw:fill-color="#ffffff" fo:min-height="0.646cm"/>
    </style:style>
    <style:style style:name="gr30" style:family="graphic" style:parent-style-name="standard">
      <style:graphic-properties draw:stroke="none" svg:stroke-color="#000000" draw:fill="none" draw:fill-color="#ffffff" fo:min-height="0.496cm"/>
    </style:style>
    <style:style style:name="gr31" style:family="graphic" style:parent-style-name="standard">
      <style:graphic-properties draw:stroke="dash" draw:stroke-dash="Ultrafine_20_Dashed" svg:stroke-width="0.028cm" draw:marker-start-width="0.242cm" draw:marker-end-width="0.242cm" draw:fill-color="#eeeee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475cm"/>
    </style:style>
    <style:style style:name="gr3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153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.871cm"/>
    </style:style>
    <style:style style:name="gr38" style:family="graphic" style:parent-style-name="standard">
      <style:graphic-properties draw:stroke="none" svg:stroke-color="#000000" draw:fill="none" draw:fill-color="#ffffff" fo:min-height="0.955cm"/>
    </style:style>
    <style:style style:name="gr39" style:family="graphic" style:parent-style-name="standard">
      <style:graphic-properties draw:stroke="none" svg:stroke-color="#000000" draw:fill="none" draw:fill-color="#ffffff" fo:min-height="0.801cm"/>
    </style:style>
    <style:style style:name="gr40" style:family="graphic" style:parent-style-name="standard">
      <style:graphic-properties draw:stroke="none" svg:stroke-color="#000000" draw:fill="none" draw:fill-color="#ffffff" fo:min-height="0.52cm"/>
    </style:style>
    <style:style style:name="gr41" style:family="graphic" style:parent-style-name="standard">
      <style:graphic-properties draw:stroke="dash" draw:stroke-dash="Ultrafine_20_Dashed" svg:stroke-color="#7e0021" draw:fill-color="#333333" draw:opacity="0%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0.907cm"/>
    </style:style>
    <style:style style:name="gr43" style:family="graphic" style:parent-style-name="standard">
      <style:graphic-properties draw:stroke="dash" draw:stroke-dash="Ultrafine_20_Dashed" svg:stroke-color="#004586" draw:fill-color="#333333" draw:opacity="0%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2pt" style:font-size-asian="7pt" style:font-size-complex="7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7pt" style:font-size-complex="7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1.615cm" svg:height="0.352cm" svg:x="4.764cm" svg:y="18.301cm">
          <text:p/>
        </draw:rect>
        <draw:frame draw:style-name="gr2" draw:text-style-name="P2" draw:layer="layout" svg:width="1.065cm" svg:height="0.53cm" svg:x="4.762cm" svg:y="18.198cm">
          <draw:text-box>
            <text:p><text:span text:style-name="T1">M6</text:span></text:p>
          </draw:text-box>
        </draw:frame>
        <draw:rect draw:style-name="gr3" draw:text-style-name="P1" draw:layer="layout" svg:width="0.824cm" svg:height="0.352cm" svg:x="4.679cm" svg:y="19.342cm">
          <text:p/>
        </draw:rect>
        <draw:rect draw:style-name="gr4" draw:text-style-name="P1" draw:layer="layout" svg:width="0.201cm" svg:height="0.661cm" svg:x="5.002cm" svg:y="18.657cm">
          <text:p/>
        </draw:rect>
        <draw:frame draw:style-name="gr5" draw:text-style-name="P3" draw:layer="layout" svg:width="1.077cm" svg:height="0.749cm" svg:x="4.647cm" svg:y="19.217cm">
          <draw:text-box>
            <text:p><text:span text:style-name="T2">M5</text:span></text:p>
          </draw:text-box>
        </draw:frame>
        <draw:rect draw:style-name="gr6" draw:text-style-name="P1" draw:layer="layout" svg:width="0.201cm" svg:height="0.661cm" svg:x="4.997cm" svg:y="19.67cm">
          <text:p/>
        </draw:rect>
        <draw:rect draw:style-name="gr7" draw:text-style-name="P1" draw:layer="layout" svg:width="3.231cm" svg:height="0.352cm" svg:x="4.604cm" svg:y="20.244cm">
          <text:p/>
        </draw:rect>
        <draw:frame draw:style-name="gr8" draw:text-style-name="P2" draw:layer="layout" svg:width="0.915cm" svg:height="0.602cm" svg:x="4.707cm" svg:y="20.16cm">
          <draw:text-box>
            <text:p><text:span text:style-name="T1">M4</text:span></text:p>
          </draw:text-box>
        </draw:frame>
        <draw:rect draw:style-name="gr9" draw:text-style-name="P1" draw:layer="layout" svg:width="0.201cm" svg:height="0.661cm" svg:x="5.005cm" svg:y="20.594cm">
          <text:p/>
        </draw:rect>
        <draw:rect draw:style-name="gr10" draw:text-style-name="P1" draw:layer="layout" svg:width="11.615cm" svg:height="0.352cm" svg:x="4.715cm" svg:y="21.17cm">
          <text:p/>
        </draw:rect>
        <draw:frame draw:style-name="gr11" draw:text-style-name="P2" draw:layer="layout" svg:width="0.884cm" svg:height="0.748cm" svg:x="4.618cm" svg:y="21.087cm">
          <draw:text-box>
            <text:p><text:span text:style-name="T1">M3</text:span></text:p>
          </draw:text-box>
        </draw:frame>
        <draw:rect draw:style-name="gr4" draw:text-style-name="P1" draw:layer="layout" svg:width="0.159cm" svg:height="0.661cm" svg:x="15.796cm" svg:y="18.657cm">
          <text:p/>
        </draw:rect>
        <draw:rect draw:style-name="gr6" draw:text-style-name="P1" draw:layer="layout" svg:width="0.165cm" svg:height="0.57cm" svg:x="15.79cm" svg:y="19.67cm">
          <text:p/>
        </draw:rect>
        <draw:rect draw:style-name="gr9" draw:text-style-name="P1" draw:layer="layout" svg:width="0.186cm" svg:height="0.594cm" svg:x="15.799cm" svg:y="20.594cm">
          <text:p/>
        </draw:rect>
        <draw:rect draw:style-name="gr7" draw:text-style-name="P1" draw:layer="layout" svg:width="3.269cm" svg:height="0.352cm" svg:x="13.161cm" svg:y="20.244cm">
          <text:p/>
        </draw:rect>
        <draw:rect draw:style-name="gr7" draw:text-style-name="P1" draw:layer="layout" svg:width="3.051cm" svg:height="0.352cm" svg:x="9.004cm" svg:y="20.244cm">
          <text:p/>
        </draw:rect>
        <draw:rect draw:style-name="gr4" draw:text-style-name="P1" draw:layer="layout" svg:width="0.165cm" svg:height="0.661cm" svg:x="10.275cm" svg:y="18.658cm">
          <text:p/>
        </draw:rect>
        <draw:rect draw:style-name="gr6" draw:text-style-name="P1" draw:layer="layout" svg:width="0.172cm" svg:height="0.57cm" svg:x="10.268cm" svg:y="19.671cm">
          <text:p/>
        </draw:rect>
        <draw:rect draw:style-name="gr3" draw:text-style-name="P1" draw:layer="layout" svg:width="0.824cm" svg:height="0.352cm" svg:x="15.48cm" svg:y="19.343cm">
          <text:p/>
        </draw:rect>
        <draw:frame draw:style-name="gr12" draw:text-style-name="P3" draw:layer="layout" svg:width="0.959cm" svg:height="0.887cm" svg:x="15.448cm" svg:y="19.218cm">
          <draw:text-box>
            <text:p><text:span text:style-name="T2">M5</text:span></text:p>
          </draw:text-box>
        </draw:frame>
        <draw:rect draw:style-name="gr3" draw:text-style-name="P1" draw:layer="layout" svg:width="0.824cm" svg:height="0.352cm" svg:x="9.981cm" svg:y="19.344cm">
          <text:p/>
        </draw:rect>
        <draw:frame draw:style-name="gr12" draw:text-style-name="P3" draw:layer="layout" svg:width="0.959cm" svg:height="0.887cm" svg:x="9.949cm" svg:y="19.219cm">
          <draw:text-box>
            <text:p><text:span text:style-name="T2">M5</text:span></text:p>
          </draw:text-box>
        </draw:frame>
        <draw:g>
          <draw:line draw:style-name="gr13" draw:text-style-name="P1" draw:layer="layout" svg:x1="8.309cm" svg:y1="20.636cm" svg:x2="8.309cm" svg:y2="20.191cm">
            <text:p/>
          </draw:line>
          <draw:line draw:style-name="gr13" draw:text-style-name="P1" draw:layer="layout" svg:x1="8.51cm" svg:y1="20.637cm" svg:x2="8.51cm" svg:y2="20.192cm">
            <text:p/>
          </draw:line>
          <draw:line draw:style-name="gr13" draw:text-style-name="P1" draw:layer="layout" svg:x1="7.846cm" svg:y1="20.427cm" svg:x2="8.322cm" svg:y2="20.427cm">
            <text:p/>
          </draw:line>
          <draw:line draw:style-name="gr13" draw:text-style-name="P1" draw:layer="layout" svg:x1="8.494cm" svg:y1="20.445cm" svg:x2="8.97cm" svg:y2="20.445cm">
            <text:p/>
          </draw:line>
        </draw:g>
        <draw:g>
          <draw:line draw:style-name="gr13" draw:text-style-name="P1" draw:layer="layout" svg:x1="12.511cm" svg:y1="20.636cm" svg:x2="12.511cm" svg:y2="20.191cm">
            <text:p/>
          </draw:line>
          <draw:line draw:style-name="gr13" draw:text-style-name="P1" draw:layer="layout" svg:x1="12.712cm" svg:y1="20.637cm" svg:x2="12.712cm" svg:y2="20.192cm">
            <text:p/>
          </draw:line>
          <draw:line draw:style-name="gr13" draw:text-style-name="P1" draw:layer="layout" svg:x1="12.048cm" svg:y1="20.427cm" svg:x2="12.524cm" svg:y2="20.427cm">
            <text:p/>
          </draw:line>
          <draw:line draw:style-name="gr13" draw:text-style-name="P1" draw:layer="layout" svg:x1="12.696cm" svg:y1="20.445cm" svg:x2="13.172cm" svg:y2="20.445cm">
            <text:p/>
          </draw:line>
        </draw:g>
        <draw:frame draw:style-name="gr12" draw:text-style-name="P3" draw:layer="layout" svg:width="0.959cm" svg:height="0.887cm" svg:x="8.022cm" svg:y="19.713cm">
          <draw:text-box>
            <text:p><text:span text:style-name="T2">C0</text:span></text:p>
          </draw:text-box>
        </draw:frame>
        <draw:frame draw:style-name="gr12" draw:text-style-name="P3" draw:layer="layout" svg:width="0.959cm" svg:height="0.887cm" svg:x="12.223cm" svg:y="19.714cm">
          <draw:text-box>
            <text:p><text:span text:style-name="T2">Cp</text:span></text:p>
          </draw:text-box>
        </draw:frame>
        <draw:rect draw:style-name="gr14" draw:text-style-name="P1" draw:layer="layout" svg:width="0.202cm" svg:height="0.661cm" svg:x="10.512cm" svg:y="21.494cm">
          <text:p/>
        </draw:rect>
        <draw:rect draw:style-name="gr15" draw:text-style-name="P1" draw:layer="layout" svg:width="1.03cm" svg:height="0.352cm" svg:x="10.116cm" svg:y="22.07cm">
          <text:p/>
        </draw:rect>
        <draw:frame draw:style-name="gr11" draw:text-style-name="P2" draw:layer="layout" svg:width="0.884cm" svg:height="0.748cm" svg:x="10.154cm" svg:y="22cm">
          <draw:text-box draw:corner-radius="0.176cm">
            <text:p><text:span text:style-name="T1">M2</text:span></text:p>
          </draw:text-box>
        </draw:frame>
        <draw:custom-shape draw:style-name="gr16" draw:text-style-name="P1" draw:layer="layout" svg:width="0.054cm" svg:height="0.027cm" svg:x="10.66cm" svg:y="23.2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0.987cm" svg:height="1.268cm" svg:x="10.087cm" svg:y="23.2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" draw:layer="layout" svg:x1="10.585cm" svg:y1="23.318cm" svg:x2="10.585cm" svg:y2="22.441cm">
          <text:p/>
        </draw:line>
        <draw:line draw:style-name="gr19" draw:text-style-name="P1" draw:layer="layout" svg:x1="9.605cm" svg:y1="23.977cm" svg:x2="10.307cm" svg:y2="23.977cm">
          <text:p/>
        </draw:line>
        <draw:line draw:style-name="gr19" draw:text-style-name="P1" draw:layer="layout" svg:x1="9.587cm" svg:y1="23.657cm" svg:x2="9.578cm" svg:y2="24.337cm">
          <text:p/>
        </draw:line>
        <draw:line draw:style-name="gr19" draw:text-style-name="P1" draw:layer="layout" svg:x1="11.549cm" svg:y1="23.959cm" svg:x2="10.847cm" svg:y2="23.959cm">
          <text:p/>
        </draw:line>
        <draw:custom-shape draw:style-name="gr20" draw:text-style-name="P1" draw:layer="layout" svg:width="0.763cm" svg:height="0.145cm" draw:transform="rotate (1.5707963267946) translate (11.534cm 24.38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0.555cm" svg:y1="25.953cm" svg:x2="10.555cm" svg:y2="24.54cm">
          <text:p/>
        </draw:line>
        <draw:frame draw:style-name="gr12" draw:text-style-name="P3" draw:layer="layout" svg:width="0.959cm" svg:height="0.887cm" svg:x="10.113cm" svg:y="25.833cm">
          <draw:text-box>
            <text:p><text:span text:style-name="T2">Sni</text:span></text:p>
          </draw:text-box>
        </draw:frame>
        <draw:frame draw:style-name="gr22" draw:text-style-name="P3" draw:layer="layout" svg:width="1.815cm" svg:height="0.739cm" svg:x="11.497cm" svg:y="23.738cm">
          <draw:text-box>
            <text:p><text:span text:style-name="T2">VREF_N</text:span></text:p>
          </draw:text-box>
        </draw:frame>
        <draw:frame draw:style-name="gr22" draw:text-style-name="P3" draw:layer="layout" svg:width="1.815cm" svg:height="0.739cm" svg:x="8.07cm" svg:y="23.67cm">
          <draw:text-box>
            <text:p><text:span text:style-name="T2">VREF_P</text:span></text:p>
          </draw:text-box>
        </draw:frame>
        <draw:line draw:style-name="gr23" draw:text-style-name="P1" draw:layer="layout" svg:x1="10.801cm" svg:y1="19.537cm" svg:x2="12.049cm" svg:y2="19.537cm">
          <text:p/>
        </draw:line>
        <draw:line draw:style-name="gr23" draw:text-style-name="P1" draw:layer="layout" svg:x1="12.034cm" svg:y1="19.553cm" svg:x2="12.044cm" svg:y2="16.69cm">
          <text:p/>
        </draw:line>
        <draw:rect draw:style-name="gr1" draw:text-style-name="P1" draw:layer="layout" svg:width="11.733cm" svg:height="0.355cm" draw:transform="rotate (3.1415926535892) translate (16.48cm 12.571cm)">
          <text:p/>
        </draw:rect>
        <draw:frame draw:style-name="gr24" draw:text-style-name="P2" draw:layer="layout" svg:width="1.075cm" svg:height="0.536cm" svg:x="4.749cm" svg:y="12.137cm">
          <draw:text-box>
            <text:p><text:span text:style-name="T1">M6</text:span></text:p>
          </draw:text-box>
        </draw:frame>
        <draw:rect draw:style-name="gr3" draw:text-style-name="P1" draw:layer="layout" svg:width="-0.833cm" svg:height="-0.356cm" svg:x="5.492cm" svg:y="11.522cm">
          <text:p/>
        </draw:rect>
        <draw:rect draw:style-name="gr4" draw:text-style-name="P1" draw:layer="layout" svg:width="-0.203cm" svg:height="-0.668cm" svg:x="5.191cm" svg:y="12.207cm">
          <text:p/>
        </draw:rect>
        <draw:rect draw:style-name="gr6" draw:text-style-name="P1" draw:layer="layout" svg:width="-0.203cm" svg:height="-0.667cm" svg:x="5.182cm" svg:y="11.186cm">
          <text:p/>
        </draw:rect>
        <draw:rect draw:style-name="gr7" draw:text-style-name="P1" draw:layer="layout" svg:width="3.264cm" svg:height="0.356cm" draw:transform="rotate (3.1415926535892) translate (7.854cm 10.607cm)">
          <text:p/>
        </draw:rect>
        <draw:frame draw:style-name="gr25" draw:text-style-name="P2" draw:layer="layout" svg:width="0.925cm" svg:height="0.608cm" svg:x="4.653cm" svg:y="10.207cm">
          <draw:text-box>
            <text:p><text:span text:style-name="T1">M4</text:span></text:p>
          </draw:text-box>
        </draw:frame>
        <draw:rect draw:style-name="gr9" draw:text-style-name="P1" draw:layer="layout" svg:width="-0.203cm" svg:height="-0.668cm" svg:x="5.191cm" svg:y="10.256cm">
          <text:p/>
        </draw:rect>
        <draw:rect draw:style-name="gr10" draw:text-style-name="P1" draw:layer="layout" svg:width="11.732cm" svg:height="0.356cm" draw:transform="rotate (3.1415926535892) translate (16.431cm 9.674cm)">
          <text:p/>
        </draw:rect>
        <draw:frame draw:style-name="gr26" draw:text-style-name="P2" draw:layer="layout" svg:width="0.893cm" svg:height="0.755cm" svg:x="4.601cm" svg:y="9.241cm">
          <draw:text-box>
            <text:p><text:span text:style-name="T1">M3</text:span></text:p>
          </draw:text-box>
        </draw:frame>
        <draw:rect draw:style-name="gr4" draw:text-style-name="P1" draw:layer="layout" svg:width="-0.161cm" svg:height="-0.667cm" svg:x="16.051cm" svg:y="12.212cm">
          <text:p/>
        </draw:rect>
        <draw:rect draw:style-name="gr6" draw:text-style-name="P1" draw:layer="layout" svg:width="-0.167cm" svg:height="-0.575cm" svg:x="16.053cm" svg:y="11.187cm">
          <text:p/>
        </draw:rect>
        <draw:rect draw:style-name="gr9" draw:text-style-name="P1" draw:layer="layout" svg:width="-0.189cm" svg:height="-0.6cm" svg:x="16.083cm" svg:y="10.253cm">
          <text:p/>
        </draw:rect>
        <draw:rect draw:style-name="gr7" draw:text-style-name="P1" draw:layer="layout" svg:width="3.302cm" svg:height="0.355cm" draw:transform="rotate (3.1415926535892) translate (16.532cm 10.61cm)">
          <text:p/>
        </draw:rect>
        <draw:rect draw:style-name="gr7" draw:text-style-name="P1" draw:layer="layout" svg:width="3.082cm" svg:height="0.355cm" draw:transform="rotate (3.1415926535892) translate (12.114cm 10.61cm)">
          <text:p/>
        </draw:rect>
        <draw:rect draw:style-name="gr4" draw:text-style-name="P1" draw:layer="layout" svg:width="-0.167cm" svg:height="-0.668cm" svg:x="10.484cm" svg:y="12.209cm">
          <text:p/>
        </draw:rect>
        <draw:rect draw:style-name="gr6" draw:text-style-name="P1" draw:layer="layout" svg:width="-0.174cm" svg:height="-0.575cm" svg:x="10.485cm" svg:y="11.187cm">
          <text:p/>
        </draw:rect>
        <draw:rect draw:style-name="gr3" draw:text-style-name="P1" draw:layer="layout" svg:width="-0.833cm" svg:height="-0.355cm" svg:x="16.404cm" svg:y="11.515cm">
          <text:p/>
        </draw:rect>
        <draw:rect draw:style-name="gr3" draw:text-style-name="P1" draw:layer="layout" svg:width="-0.832cm" svg:height="-0.355cm" svg:x="10.847cm" svg:y="11.518cm">
          <text:p/>
        </draw:rect>
        <draw:frame draw:style-name="gr27" draw:text-style-name="P3" draw:layer="layout" svg:width="0.969cm" svg:height="0.895cm" svg:x="9.952cm" svg:y="11.057cm">
          <draw:text-box draw:corner-radius="0.095cm">
            <text:p><text:span text:style-name="T2">M5</text:span></text:p>
          </draw:text-box>
        </draw:frame>
        <draw:g>
          <draw:line draw:style-name="gr13" draw:text-style-name="P1" draw:layer="layout" svg:x1="8.331cm" svg:y1="10.211cm" svg:x2="8.331cm" svg:y2="10.661cm">
            <text:p/>
          </draw:line>
          <draw:line draw:style-name="gr13" draw:text-style-name="P1" draw:layer="layout" svg:x1="8.534cm" svg:y1="10.21cm" svg:x2="8.534cm" svg:y2="10.66cm">
            <text:p/>
          </draw:line>
          <draw:line draw:style-name="gr13" draw:text-style-name="P1" draw:layer="layout" svg:x1="7.862cm" svg:y1="10.422cm" svg:x2="8.343cm" svg:y2="10.422cm">
            <text:p/>
          </draw:line>
          <draw:line draw:style-name="gr13" draw:text-style-name="P1" draw:layer="layout" svg:x1="8.517cm" svg:y1="10.404cm" svg:x2="8.998cm" svg:y2="10.404cm">
            <text:p/>
          </draw:line>
        </draw:g>
        <draw:g>
          <draw:line draw:style-name="gr13" draw:text-style-name="P1" draw:layer="layout" svg:x1="12.575cm" svg:y1="10.211cm" svg:x2="12.575cm" svg:y2="10.661cm">
            <text:p/>
          </draw:line>
          <draw:line draw:style-name="gr13" draw:text-style-name="P1" draw:layer="layout" svg:x1="12.778cm" svg:y1="10.21cm" svg:x2="12.778cm" svg:y2="10.66cm">
            <text:p/>
          </draw:line>
          <draw:line draw:style-name="gr13" draw:text-style-name="P1" draw:layer="layout" svg:x1="12.107cm" svg:y1="10.422cm" svg:x2="12.588cm" svg:y2="10.422cm">
            <text:p/>
          </draw:line>
          <draw:line draw:style-name="gr13" draw:text-style-name="P1" draw:layer="layout" svg:x1="12.761cm" svg:y1="10.404cm" svg:x2="13.242cm" svg:y2="10.404cm">
            <text:p/>
          </draw:line>
        </draw:g>
        <draw:frame draw:style-name="gr28" draw:text-style-name="P3" draw:layer="layout" svg:width="0.968cm" svg:height="0.711cm" svg:x="8.037cm" svg:y="10.602cm">
          <draw:text-box>
            <text:p><text:span text:style-name="T2">C0</text:span></text:p>
          </draw:text-box>
        </draw:frame>
        <draw:frame draw:style-name="gr29" draw:text-style-name="P3" draw:layer="layout" svg:width="0.97cm" svg:height="0.896cm" svg:x="12.388cm" svg:y="10.602cm">
          <draw:text-box>
            <text:p><text:span text:style-name="T2">C0</text:span></text:p>
          </draw:text-box>
        </draw:frame>
        <draw:rect draw:style-name="gr14" draw:text-style-name="P1" draw:layer="layout" svg:width="-0.205cm" svg:height="-0.667cm" svg:x="10.758cm" svg:y="9.343cm">
          <text:p/>
        </draw:rect>
        <draw:rect draw:style-name="gr15" draw:text-style-name="P1" draw:layer="layout" svg:width="-1.04cm" svg:height="-0.356cm" svg:x="11.189cm" svg:y="8.762cm">
          <text:p/>
        </draw:rect>
        <draw:frame draw:style-name="gr26" draw:text-style-name="P2" draw:layer="layout" svg:width="0.851cm" svg:height="0.755cm" svg:x="10.22cm" svg:y="8.373cm">
          <draw:text-box>
            <text:p><text:span text:style-name="T1">M2</text:span></text:p>
          </draw:text-box>
        </draw:frame>
        <draw:custom-shape draw:style-name="gr16" draw:text-style-name="P1" draw:layer="layout" svg:width="-0.054cm" svg:height="-0.027cm" svg:x="10.756cm" svg:y="7.596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-0.997cm" svg:height="-1.281cm" svg:x="11.116cm" svg:y="7.547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" draw:layer="layout" svg:x1="10.629cm" svg:y1="7.502cm" svg:x2="10.629cm" svg:y2="8.388cm">
          <text:p/>
        </draw:line>
        <draw:line draw:style-name="gr19" draw:text-style-name="P1" draw:layer="layout" svg:x1="9.639cm" svg:y1="6.836cm" svg:x2="10.348cm" svg:y2="6.836cm">
          <text:p/>
        </draw:line>
        <draw:line draw:style-name="gr19" draw:text-style-name="P1" draw:layer="layout" svg:x1="9.621cm" svg:y1="7.16cm" svg:x2="9.612cm" svg:y2="6.473cm">
          <text:p/>
        </draw:line>
        <draw:line draw:style-name="gr19" draw:text-style-name="P1" draw:layer="layout" svg:x1="11.603cm" svg:y1="6.854cm" svg:x2="10.894cm" svg:y2="6.854cm">
          <text:p/>
        </draw:line>
        <draw:custom-shape draw:style-name="gr20" draw:text-style-name="P1" draw:layer="layout" svg:width="0.803cm" svg:height="0.2cm" draw:transform="rotate (-1.57079632679579) translate (11.826cm 6.492cm)">
          <text:p/>
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1" draw:layer="layout" svg:x1="10.599cm" svg:y1="4.841cm" svg:x2="10.599cm" svg:y2="6.268cm">
          <text:p/>
        </draw:line>
        <draw:frame draw:style-name="gr29" draw:text-style-name="P3" draw:layer="layout" svg:width="0.97cm" svg:height="0.896cm" svg:x="10.151cm" svg:y="4.423cm">
          <draw:text-box>
            <text:p><text:span text:style-name="T2">Spi</text:span></text:p>
          </draw:text-box>
        </draw:frame>
        <draw:frame draw:style-name="gr30" draw:text-style-name="P3" draw:layer="layout" svg:width="1.833cm" svg:height="0.746cm" svg:x="11.659cm" svg:y="6.632cm">
          <draw:text-box>
            <text:p><text:span text:style-name="T2">VREF_N</text:span></text:p>
          </draw:text-box>
        </draw:frame>
        <draw:frame draw:style-name="gr30" draw:text-style-name="P3" draw:layer="layout" svg:width="1.833cm" svg:height="0.746cm" svg:x="7.92cm" svg:y="6.508cm">
          <draw:text-box>
            <text:p><text:span text:style-name="T2">VREF_P</text:span></text:p>
          </draw:text-box>
        </draw:frame>
        <draw:line draw:style-name="gr23" draw:text-style-name="P1" draw:layer="layout" svg:x1="10.847cm" svg:y1="11.321cm" svg:x2="12.108cm" svg:y2="11.321cm">
          <text:p/>
        </draw:line>
        <draw:line draw:style-name="gr23" draw:text-style-name="P1" draw:layer="layout" svg:x1="12.093cm" svg:y1="11.305cm" svg:x2="12.118cm" svg:y2="14.84cm">
          <text:p/>
        </draw:line>
        <draw:custom-shape draw:style-name="gr31" draw:text-style-name="P1" draw:layer="layout" svg:width="2.789cm" svg:height="2.086cm" draw:transform="rotate (1.5707963267946) translate (13.348cm 17.101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3" draw:text-style-name="P1" draw:layer="layout" svg:x1="12.112cm" svg:y1="14.82cm" svg:x2="13.381cm" svg:y2="14.82cm">
          <text:p/>
        </draw:line>
        <draw:line draw:style-name="gr23" draw:text-style-name="P1" draw:layer="layout" svg:x1="12.072cm" svg:y1="16.71cm" svg:x2="13.341cm" svg:y2="16.71cm">
          <text:p/>
        </draw:line>
        <draw:line draw:style-name="gr32" draw:text-style-name="P1" draw:layer="layout" svg:x1="15.429cm" svg:y1="15.709cm" svg:x2="17.764cm" svg:y2="15.709cm">
          <text:p/>
        </draw:line>
        <draw:frame draw:style-name="gr33" draw:text-style-name="P4" draw:layer="layout" svg:width="0.884cm" svg:height="0.725cm" svg:x="13.2cm" svg:y="14.667cm">
          <draw:text-box draw:corner-radius="0.176cm">
            <text:p><text:span text:style-name="T3">+</text:span></text:p>
          </draw:text-box>
        </draw:frame>
        <draw:frame draw:style-name="gr33" draw:text-style-name="P4" draw:layer="layout" svg:width="0.884cm" svg:height="0.725cm" svg:x="13.2cm" svg:y="16.068cm">
          <draw:text-box draw:corner-radius="0.176cm">
            <text:p><text:span text:style-name="T3">-</text:span></text:p>
          </draw:text-box>
        </draw:frame>
        <draw:g>
          <draw:line draw:style-name="gr34" draw:text-style-name="P1" draw:layer="layout" svg:x1="13.582cm" svg:y1="16.059cm" svg:x2="14.052cm" svg:y2="16.059cm">
            <text:p/>
          </draw:line>
          <draw:line draw:style-name="gr34" draw:text-style-name="P1" draw:layer="layout" svg:x1="14.069cm" svg:y1="16.068cm" svg:x2="14.069cm" svg:y2="15.464cm">
            <text:p/>
          </draw:line>
          <draw:line draw:style-name="gr34" draw:text-style-name="P1" draw:layer="layout" svg:x1="14.535cm" svg:y1="15.483cm" svg:x2="14.056cm" svg:y2="15.483cm">
            <text:p/>
          </draw:line>
        </draw:g>
        <draw:frame draw:style-name="gr35" draw:text-style-name="P5" draw:layer="layout" svg:width="15.653cm" svg:height="1.916cm" svg:x="1.415cm" svg:y="1.262cm">
          <draw:text-box>
            <text:p><text:span text:style-name="T4">CoRdia Project</text:span></text:p>
            <text:p><text:span text:style-name="T4">Structure of SRA-DAC unit-capacitor <text:s/>--&gt; “C_CUSTOM_SANDWICH”</text:span></text:p>
            <text:p><text:span text:style-name="T4">Lamine Hafiane / created on 15.11.2021 updated on 15.11.2021</text:span></text:p>
          </draw:text-box>
        </draw:frame>
        <draw:line draw:style-name="gr36" draw:text-style-name="P1" draw:layer="layout" svg:x1="1.253cm" svg:y1="3.238cm" svg:x2="18.451cm" svg:y2="3.238cm">
          <text:p/>
        </draw:line>
        <draw:line draw:style-name="gr32" draw:text-style-name="P1" draw:layer="layout" svg:x1="15.759cm" svg:y1="7.009cm" svg:x2="10.515cm" svg:y2="7.971cm">
          <text:p/>
        </draw:line>
        <draw:frame draw:style-name="gr37" draw:text-style-name="P3" draw:layer="layout" svg:width="3.437cm" svg:height="1.121cm" svg:x="14.583cm" svg:y="6.039cm">
          <draw:text-box>
            <text:p><text:span text:style-name="T2">Low impedance node </text:span></text:p>
            <text:p><text:span text:style-name="T2">(Buffer output)</text:span></text:p>
          </draw:text-box>
        </draw:frame>
        <draw:frame draw:style-name="gr38" draw:text-style-name="P3" draw:layer="layout" svg:width="3.437cm" svg:height="1.205cm" svg:x="6.338cm" svg:y="15.015cm">
          <draw:text-box>
            <text:p><text:span text:style-name="T2">high impedance node</text:span></text:p>
            <text:p><text:span text:style-name="T2">(CMP input) </text:span></text:p>
          </draw:text-box>
        </draw:frame>
        <draw:line draw:style-name="gr32" draw:text-style-name="P1" draw:layer="layout" svg:x1="7.768cm" svg:y1="15.96cm" svg:x2="11.958cm" svg:y2="17.507cm">
          <text:p/>
        </draw:line>
        <draw:line draw:style-name="gr32" draw:text-style-name="P1" draw:layer="layout" svg:x1="15.133cm" svg:y1="23.279cm" svg:x2="10.497cm" svg:y2="22.953cm">
          <text:p/>
        </draw:line>
        <draw:line draw:style-name="gr32" draw:text-style-name="P1" draw:layer="layout" svg:x1="7.931cm" svg:y1="14.766cm" svg:x2="12.027cm" svg:y2="13.607cm">
          <text:p/>
        </draw:line>
        <draw:frame draw:style-name="gr39" draw:text-style-name="P3" draw:layer="layout" svg:width="3.437cm" svg:height="1.051cm" svg:x="14.953cm" svg:y="22.861cm">
          <draw:text-box>
            <text:p><text:span text:style-name="T2">Low impedance node </text:span></text:p>
            <text:p><text:span text:style-name="T2">(Buffer output)</text:span></text:p>
          </draw:text-box>
        </draw:frame>
        <draw:frame draw:style-name="gr40" draw:text-style-name="P3" draw:layer="layout" svg:width="2.432cm" svg:height="0.77cm" svg:x="10.903cm" svg:y="16.193cm">
          <draw:text-box>
            <text:p><text:span text:style-name="T2">DAC_OUT_N</text:span></text:p>
          </draw:text-box>
        </draw:frame>
        <draw:frame draw:style-name="gr40" draw:text-style-name="P3" draw:layer="layout" svg:width="2.432cm" svg:height="0.77cm" svg:x="10.924cm" svg:y="14.891cm">
          <draw:text-box>
            <text:p><text:span text:style-name="T2">DAC_OUT_P</text:span></text:p>
          </draw:text-box>
        </draw:frame>
        <draw:line draw:style-name="gr32" draw:text-style-name="P1" draw:layer="layout" svg:x1="3.414cm" svg:y1="15.299cm" svg:x2="8.85cm" svg:y2="18.977cm">
          <text:p/>
        </draw:line>
        <draw:frame draw:style-name="gr38" draw:text-style-name="P3" draw:layer="layout" svg:width="4.856cm" svg:height="1.205cm" draw:transform="rotate (-1.57079632679579) translate (3.453cm 14.113cm)">
          <draw:text-box>
            <text:p><text:span text:style-name="T2">Relatively low parasitic coupling </text:span></text:p>
            <text:p><text:span text:style-name="T2">(by design) <text:s/></text:span></text:p>
          </draw:text-box>
        </draw:frame>
        <draw:g>
          <draw:line draw:style-name="gr13" draw:text-style-name="P1" draw:layer="layout" svg:x1="5.347cm" svg:y1="8.834cm" svg:x2="4.902cm" svg:y2="8.834cm">
            <text:p/>
          </draw:line>
          <draw:line draw:style-name="gr13" draw:text-style-name="P1" draw:layer="layout" svg:x1="5.348cm" svg:y1="8.633cm" svg:x2="4.903cm" svg:y2="8.633cm">
            <text:p/>
          </draw:line>
          <draw:line draw:style-name="gr13" draw:text-style-name="P1" draw:layer="layout" svg:x1="5.138cm" svg:y1="9.297cm" svg:x2="5.138cm" svg:y2="8.821cm">
            <text:p/>
          </draw:line>
          <draw:line draw:style-name="gr13" draw:text-style-name="P1" draw:layer="layout" svg:x1="5.156cm" svg:y1="8.649cm" svg:x2="5.156cm" svg:y2="8.173cm">
            <text:p/>
          </draw:line>
        </draw:g>
        <draw:frame draw:style-name="gr12" draw:text-style-name="P3" draw:layer="layout" svg:width="0.959cm" svg:height="0.887cm" draw:transform="rotate (-1.57079632679579) translate (4.969cm 8.289cm)">
          <draw:text-box>
            <text:p><text:span text:style-name="T2">Cp</text:span></text:p>
          </draw:text-box>
        </draw:frame>
        <draw:ellipse draw:style-name="gr41" draw:text-style-name="P1" draw:layer="layout" svg:width="1.877cm" svg:height="0.96cm" svg:x="4.133cm" svg:y="8.419cm">
          <text:p/>
        </draw:ellipse>
        <draw:frame draw:style-name="gr38" draw:text-style-name="P3" draw:layer="layout" svg:width="4.856cm" svg:height="1.205cm" draw:transform="rotate (-1.57079632679579) translate (3.169cm 6.245cm)">
          <draw:text-box>
            <text:p><text:span text:style-name="T2">Relatively large parasitic coupling </text:span></text:p>
            <text:p><text:span text:style-name="T2">(M2 to M1 and to SUB) <text:s/></text:span></text:p>
          </draw:text-box>
        </draw:frame>
        <draw:frame draw:style-name="gr38" draw:text-style-name="P3" draw:layer="layout" svg:width="4.856cm" svg:height="1.205cm" draw:transform="rotate (-1.57079632679579) translate (3.22cm 20.622cm)">
          <draw:text-box>
            <text:p><text:span text:style-name="T2">Relatively large parasitic coupling </text:span></text:p>
            <text:p><text:span text:style-name="T2">(M2 to M1 and to SUB) <text:s/></text:span></text:p>
          </draw:text-box>
        </draw:frame>
        <draw:g>
          <draw:line draw:style-name="gr13" draw:text-style-name="P1" draw:layer="layout" svg:x1="5.348cm" svg:y1="22.126cm" svg:x2="4.903cm" svg:y2="22.126cm">
            <text:p/>
          </draw:line>
          <draw:line draw:style-name="gr13" draw:text-style-name="P1" draw:layer="layout" svg:x1="5.349cm" svg:y1="21.925cm" svg:x2="4.904cm" svg:y2="21.925cm">
            <text:p/>
          </draw:line>
          <draw:line draw:style-name="gr13" draw:text-style-name="P1" draw:layer="layout" svg:x1="5.139cm" svg:y1="22.589cm" svg:x2="5.139cm" svg:y2="22.113cm">
            <text:p/>
          </draw:line>
          <draw:line draw:style-name="gr13" draw:text-style-name="P1" draw:layer="layout" svg:x1="5.157cm" svg:y1="21.941cm" svg:x2="5.157cm" svg:y2="21.465cm">
            <text:p/>
          </draw:line>
        </draw:g>
        <draw:frame draw:style-name="gr12" draw:text-style-name="P3" draw:layer="layout" svg:width="0.959cm" svg:height="0.887cm" draw:transform="rotate (-1.57079632679579) translate (4.97cm 21.581cm)">
          <draw:text-box>
            <text:p><text:span text:style-name="T2">Cp</text:span></text:p>
          </draw:text-box>
        </draw:frame>
        <draw:ellipse draw:style-name="gr41" draw:text-style-name="P1" draw:layer="layout" svg:width="1.877cm" svg:height="0.96cm" svg:x="4.134cm" svg:y="21.711cm">
          <text:p/>
        </draw:ellipse>
        <draw:line draw:style-name="gr32" draw:text-style-name="P1" draw:layer="layout" svg:x1="3.084cm" svg:y1="8.062cm" svg:x2="4.085cm" svg:y2="8.61cm">
          <text:p/>
        </draw:line>
        <draw:line draw:style-name="gr32" draw:text-style-name="P1" draw:layer="layout" svg:x1="3.246cm" svg:y1="22.662cm" svg:x2="4.108cm" svg:y2="22.141cm">
          <text:p/>
        </draw:line>
        <draw:frame draw:style-name="gr42" draw:text-style-name="P3" draw:layer="layout" svg:width="5.521cm" svg:height="1.157cm" svg:x="13.386cm" svg:y="13.037cm">
          <draw:text-box>
            <text:p><text:span text:style-name="T2">C0 : parasitical CAP M4 to M4 (Finger Cap!) used as unit cap <text:s/>~ 1fF range !</text:span></text:p>
          </draw:text-box>
        </draw:frame>
        <draw:g>
          <draw:line draw:style-name="gr13" draw:text-style-name="P1" draw:layer="layout" svg:x1="9.554cm" svg:y1="11.182cm" svg:x2="9.554cm" svg:y2="11.627cm">
            <text:p/>
          </draw:line>
          <draw:line draw:style-name="gr13" draw:text-style-name="P1" draw:layer="layout" svg:x1="9.353cm" svg:y1="11.181cm" svg:x2="9.353cm" svg:y2="11.626cm">
            <text:p/>
          </draw:line>
          <draw:line draw:style-name="gr13" draw:text-style-name="P1" draw:layer="layout" svg:x1="10.017cm" svg:y1="11.391cm" svg:x2="9.541cm" svg:y2="11.391cm">
            <text:p/>
          </draw:line>
          <draw:line draw:style-name="gr13" draw:text-style-name="P1" draw:layer="layout" svg:x1="9.369cm" svg:y1="11.373cm" svg:x2="8.893cm" svg:y2="11.373cm">
            <text:p/>
          </draw:line>
        </draw:g>
        <draw:frame draw:style-name="gr12" draw:text-style-name="P3" draw:layer="layout" svg:width="0.959cm" svg:height="0.887cm" svg:x="9.008cm" svg:y="11.562cm">
          <draw:text-box>
            <text:p><text:span text:style-name="T2">Cp</text:span></text:p>
          </draw:text-box>
        </draw:frame>
        <draw:ellipse draw:style-name="gr43" draw:text-style-name="P1" draw:layer="layout" svg:width="1.14cm" svg:height="1.39cm" draw:transform="rotate (1.5707963267946) translate (8.708cm 12.043cm)">
          <text:p/>
        </draw:ellipse>
        <draw:g>
          <draw:line draw:style-name="gr13" draw:text-style-name="P1" draw:layer="layout" svg:x1="9.554cm" svg:y1="19.282cm" svg:x2="9.554cm" svg:y2="19.727cm">
            <text:p/>
          </draw:line>
          <draw:line draw:style-name="gr13" draw:text-style-name="P1" draw:layer="layout" svg:x1="9.353cm" svg:y1="19.281cm" svg:x2="9.353cm" svg:y2="19.726cm">
            <text:p/>
          </draw:line>
          <draw:line draw:style-name="gr13" draw:text-style-name="P1" draw:layer="layout" svg:x1="10.017cm" svg:y1="19.491cm" svg:x2="9.541cm" svg:y2="19.491cm">
            <text:p/>
          </draw:line>
          <draw:line draw:style-name="gr13" draw:text-style-name="P1" draw:layer="layout" svg:x1="9.369cm" svg:y1="19.473cm" svg:x2="8.893cm" svg:y2="19.473cm">
            <text:p/>
          </draw:line>
        </draw:g>
        <draw:frame draw:style-name="gr12" draw:text-style-name="P3" draw:layer="layout" svg:width="0.959cm" svg:height="0.887cm" svg:x="9.008cm" svg:y="19.662cm">
          <draw:text-box>
            <text:p><text:span text:style-name="T2">Cp</text:span></text:p>
          </draw:text-box>
        </draw:frame>
        <draw:ellipse draw:style-name="gr43" draw:text-style-name="P1" draw:layer="layout" svg:width="1.14cm" svg:height="1.39cm" draw:transform="rotate (1.5707963267946) translate (8.708cm 20.143cm)">
          <text:p/>
        </draw:ellipse>
        <draw:line draw:style-name="gr32" draw:text-style-name="P1" draw:layer="layout" svg:x1="3.512cm" svg:y1="15.236cm" svg:x2="8.667cm" svg:y2="11.6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1-15T09:11:55.30</meta:creation-date>
    <dc:date>2021-11-15T13:25:04.33</dc:date>
    <meta:editing-duration>PT2H19M36S</meta:editing-duration>
    <meta:editing-cycles>39</meta:editing-cycles>
    <meta:generator>OpenOffice/4.1.10$Win32 OpenOffice.org_project/4110m2$Build-9807</meta:generator>
    <meta:document-statistic meta:object-count="155"/>
  </office:meta>
</office:document-meta>
</file>